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ba30c" officeooo:paragraph-rsid="00287d3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a30c" officeooo:paragraph-rsid="002a032c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a30c" officeooo:paragraph-rsid="002cd655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fc07e" officeooo:paragraph-rsid="001fc07e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c15b" officeooo:paragraph-rsid="001fc15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112d7" officeooo:paragraph-rsid="002112d7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112d7" officeooo:paragraph-rsid="0024cd73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4cd73" officeooo:paragraph-rsid="0024cd73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normal" officeooo:rsid="00347718" officeooo:paragraph-rsid="00347718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rsid="0036a168" officeooo:paragraph-rsid="0036a168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1ba30c" style:font-size-asian="11pt" style:font-style-asian="normal" style:font-weight-asian="normal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1effcd" style:font-size-asian="11pt" style:font-style-asian="normal" style:font-weight-asian="normal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78aec" style:font-size-asian="11pt" style:font-style-asian="normal" style:font-weight-asian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4cd73" style:font-size-asian="11pt" style:font-style-asian="normal" style:font-weight-asian="normal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87d34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effcd" officeooo:paragraph-rsid="001effcd" style:font-size-asian="11pt" style:font-style-asian="normal" style:font-weight-asian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07e" officeooo:paragraph-rsid="001fc07e" style:font-size-asian="11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officeooo:paragraph-rsid="001fc15b" style:font-size-asian="11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2de53" officeooo:paragraph-rsid="0023f78a" style:font-size-asian="11pt" style:font-style-asian="normal" style:font-weight-asian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officeooo:paragraph-rsid="002a032c" style:font-size-asian="11pt" style:font-style-asian="normal" style:font-weight-asian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47718" officeooo:paragraph-rsid="0033281c" style:font-size-asian="11pt" style:font-style-asian="normal" style:font-weight-asian="normal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47718" officeooo:paragraph-rsid="00347718" style:font-size-asian="11pt" style:font-style-asian="normal" style:font-weight-asian="normal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66c98" officeooo:paragraph-rsid="00366c98" style:font-size-asian="11pt" style:font-style-asian="normal" style:font-weight-asian="normal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6a168" officeooo:paragraph-rsid="0036a168" style:font-size-asian="11pt" style:font-style-asian="normal" style:font-weight-asian="normal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77801" officeooo:paragraph-rsid="00377801" style:font-size-asian="11pt" style:font-style-asian="normal" style:font-weight-asian="normal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77801" officeooo:paragraph-rsid="003a9c1a" style:font-size-asian="11pt" style:font-style-asian="normal" style:font-weight-asian="normal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1effcd" officeooo:paragraph-rsid="001effcd" style:font-size-asian="11pt" style:font-style-asian="normal" style:font-weight-asian="bold" style:font-style-complex="normal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1effcd" officeooo:paragraph-rsid="001effcd" style:font-size-asian="11pt" style:font-style-asian="normal" style:font-weight-asian="bold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22de53" officeooo:paragraph-rsid="001effcd" style:font-size-asian="11pt" style:font-style-asian="normal" style:font-weight-asian="bold" style:font-weight-complex="bold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366c98" officeooo:paragraph-rsid="00366c98" style:font-size-asian="11pt" style:font-style-asian="normal" style:font-weight-asian="bold" style:font-weight-complex="bold" style:text-emphasize="none"/>
    </style:style>
    <style:style style:name="P31" style:family="paragraph" style:parent-style-name="Text_20_body">
      <style:paragraph-properties fo:text-align="start" style:justify-single-word="false" style:writing-mode="lr-tb"/>
      <style:text-properties fo:font-weight="normal" officeooo:rsid="0033281c" officeooo:paragraph-rsid="0033281c" style:font-weight-asian="normal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fo:font-weight="normal" officeooo:rsid="002e5e73" officeooo:paragraph-rsid="002e5e73" style:font-weight-asian="normal" style:font-weight-complex="normal"/>
    </style:style>
    <style:style style:name="P33" style:family="paragraph" style:parent-style-name="Text_20_body">
      <style:paragraph-properties fo:text-align="start" style:justify-single-word="false" style:writing-mode="lr-tb"/>
      <style:text-properties fo:font-weight="normal" officeooo:rsid="003a9c1a" officeooo:paragraph-rsid="003a9c1a" style:font-weight-asian="normal" style:font-weight-complex="normal"/>
    </style:style>
    <style:style style:name="P34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2d7347" officeooo:paragraph-rsid="002d7347" style:font-size-asian="11pt" style:font-style-asian="normal" style:font-weight-asian="bold" style:font-weight-complex="bold" style:text-emphasize="none"/>
    </style:style>
    <style:style style:name="P35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317479" officeooo:paragraph-rsid="00317479" style:font-size-asian="11pt" style:font-style-asian="normal" style:font-weight-asian="bold" style:font-weight-complex="bold" style:text-emphasize="none"/>
    </style:style>
    <style:style style:name="P36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e3bba" officeooo:paragraph-rsid="002e3bba" style:font-size-asian="11pt" style:font-style-asian="normal" style:font-weight-asian="normal" style:font-weight-complex="normal" style:text-emphasize="none"/>
    </style:style>
    <style:style style:name="P37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3281c" officeooo:paragraph-rsid="0033281c" style:font-size-asian="11pt" style:font-style-asian="normal" style:font-weight-asian="normal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377801" officeooo:paragraph-rsid="003a9c1a" fo:background-color="#ffffff" style:font-size-asian="11pt" style:font-style-asian="normal" style:font-weight-asian="normal" style:font-weight-complex="normal" style:text-emphasize="none" loext:padding="0in" loext:border="none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rsid="001ba30c" officeooo:paragraph-rsid="002d7347"/>
    </style:style>
    <style:style style:name="P40" style:family="paragraph" style:parent-style-name="Text_20_body">
      <style:paragraph-properties fo:text-align="start" style:justify-single-word="false" style:writing-mode="lr-tb"/>
      <style:text-properties officeooo:rsid="003d3085" officeooo:paragraph-rsid="003d3085"/>
    </style:style>
    <style:style style:name="T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57fa5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032c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8d25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b5bd5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cd655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d7347" style:font-size-asian="11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c7990" style:font-size-asian="11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d3085" style:font-size-asian="11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ize="11pt" fo:font-style="normal" fo:text-shadow="none" style:text-underline-style="none" style:font-size-asian="11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2ed1ba" style:font-size-asian="11pt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7718" style:font-size-asian="11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d79d" style:font-size-asian="11pt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77801" style:font-size-asian="11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acebd" style:font-size-asian="11pt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b197c" style:font-size-asian="11pt" style:font-style-asian="normal" style:text-emphasize="none"/>
    </style:style>
    <style:style style:name="T19" style:family="text">
      <style:text-properties officeooo:rsid="0022de53"/>
    </style:style>
    <style:style style:name="T20" style:family="text">
      <style:text-properties fo:font-variant="normal" fo:text-transform="none" style:font-name="apple-system" fo:font-size="10.5pt" fo:letter-spacing="normal" fo:background-color="#ffffff" loext:char-shading-value="0" loext:padding="0in" loext:border="none"/>
    </style:style>
    <style:style style:name="T21" style:family="text">
      <style:text-properties fo:font-variant="normal" fo:text-transform="none" style:font-name="apple-system" fo:font-size="10.5pt" fo:letter-spacing="normal" officeooo:rsid="003a9c1a" fo:background-color="#ffffff" loext:char-shading-value="0" loext:padding="0in" loext:border="none"/>
    </style:style>
    <style:style style:name="T22" style:family="text">
      <style:text-properties fo:font-variant="normal" fo:text-transform="none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27">Reporting / Analytics</text:p>
      <text:p text:style-name="P16"/>
      <text:p text:style-name="P4"><text:span text:style-name="T2">C</text:span><text:span text:style-name="T1">ollaborated with front office users to develop specifications for predefined and ad-hoc reporting modules </text:span><text:span text:style-name="T2">(e.g.,</text:span><text:span text:style-name="T1"> attribution, exposure, liquidity and cash availability</text:span><text:span text:style-name="T2">)</text:span><text:span text:style-name="T1">.</text:span></text:p>
      <text:p text:style-name="P17"/>
      <text:p text:style-name="P18">Worked with portfolio managers and analysis to build factor-based models and stock screeners.</text:p>
      <text:p text:style-name="P17"/>
      <text:p text:style-name="P5">Developed scalable back-end data architecture that leveraged machine learning server (RevoScaleR) to host and execute our internally developed R packages.</text:p>
      <text:p text:style-name="P5"/>
      <text:p text:style-name="P7">Ensured 85%+ unit test coverage over all layers of the application with a combination of <text:span text:style-name="T19">NUnit, Moq, tSQL-t and test.that.</text:span></text:p>
      <text:p text:style-name="P6"/>
      <text:p text:style-name="P19">Implemented a third party data warehouse solution to integrate our accounting, order management and market data systems to streamline the end of day NAV/P&amp;L reporting workflow.</text:p>
      <text:p text:style-name="P12"/>
      <text:p text:style-name="P28">Trading / Risk</text:p>
      <text:p text:style-name="P29"/>
      <text:p text:style-name="P2"><text:span text:style-name="T6">Created </text:span><text:span text:style-name="T1">a suite of FX hedging and settlement tools to automate our FX process.</text:span></text:p>
      <text:p text:style-name="P20"/>
      <text:p text:style-name="P3"><text:span text:style-name="T6">Built c</text:span><text:span text:style-name="T1">ore </text:span><text:span text:style-name="T4">h</text:span><text:span text:style-name="T1">edging model in R </text:span><text:span text:style-name="T4">to support</text:span><text:span text:style-name="T1"> </text:span><text:span text:style-name="T4">usage of </text:span><text:span text:style-name="T1">various hedging metrics (</text:span><text:span text:style-name="T4">e.g., </text:span><text:span text:style-name="T1">FMV, MTM, </text:span><text:span text:style-name="T4">c</text:span><text:span text:style-name="T1">ost, </text:span><text:span text:style-name="T4">f</text:span><text:span text:style-name="T1">ixed, </text:span><text:span text:style-name="T4">u</text:span><text:span text:style-name="T1">nderlying, </text:span><text:span text:style-name="T4">c</text:span><text:span text:style-name="T1">ustom </text:span><text:span text:style-name="T4">m</text:span><text:span text:style-name="T1">odel) to calculate the target </text:span><text:span text:style-name="T4">exposure </text:span><text:span text:style-name="T1">by strategy </text:span><text:span text:style-name="T10">and generate suggested rebalance transactions </text:span><text:span text:style-name="T11">by portfolio</text:span><text:span text:style-name="T1">.</text:span></text:p>
      <text:p text:style-name="P13"/>
      <text:p text:style-name="P8"><text:span text:style-name="T1">Consolidated disperse analyst models </text:span><text:span text:style-name="T3">used to build option strategies</text:span><text:span text:style-name="T1"> </text:span><text:span text:style-name="T3">in </text:span><text:span text:style-name="T1">Matlab/Excel </text:span><text:span text:style-name="T3">into a</text:span><text:span text:style-name="T4">n application</text:span><text:span text:style-name="T3"> </text:span><text:span text:style-name="T4">framework built by leveraging QuantLib.</text:span></text:p>
      <text:p text:style-name="P14"/>
      <text:p text:style-name="P1"><text:span text:style-name="T1">Built a real-time </text:span><text:span text:style-name="T5">p</text:span><text:span text:style-name="T1">rofit-</text:span><text:span text:style-name="T5">l</text:span><text:span text:style-name="T1">oss system by integrating data from our core accounting / OMS systems </text:span><text:span text:style-name="T6">and </text:span><text:span text:style-name="T1">enrich</text:span><text:span text:style-name="T6">ing</text:span><text:span text:style-name="T1"> </text:span><text:span text:style-name="T6">it </text:span><text:span text:style-name="T1">with market data using our </text:span><text:span text:style-name="T6">m</text:span><text:span text:style-name="T1">arket </text:span><text:span text:style-name="T6">d</text:span><text:span text:style-name="T1">ata service.</text:span></text:p>
      <text:p text:style-name="P15"/>
      <text:p text:style-name="P39"><text:span text:style-name="T1">Developed a reusable </text:span><text:span text:style-name="T7">market data service</text:span><text:span text:style-name="T1"> that </text:span><text:span text:style-name="T7">encapsulated </text:span><text:span text:style-name="T1">real-time </text:span><text:span text:style-name="T9">feed requests</text:span><text:span text:style-name="T1"> </text:span><text:span text:style-name="T9">for dependent upstream applications</text:span><text:span text:style-name="T1">.</text:span></text:p>
      <text:p text:style-name="P40"><text:span text:style-name="T1">Worked with head of trading and operations to build firm-wide counterparty risk report.</text:span></text:p>
      <text:p text:style-name="P34">Research Management</text:p>
      <text:p text:style-name="P36">Developed a non-intrusive metadata tagging system used to tag and identify research content.</text:p>
      <text:p text:style-name="P32"><text:span text:style-name="T12">Used supervised learning methods to automatically tag user generated and external content (e.g., </text:span><text:span text:style-name="T13">company, </text:span><text:span text:style-name="T12">filing, write-up, model, earnings call).</text:span></text:p>
      <text:p text:style-name="P33"><text:span text:style-name="T12">Research content </text:span><text:span text:style-name="T17">automatically parsed for </text:span><text:span text:style-name="T18">investment indicators</text:span><text:span text:style-name="T17"> </text:span><text:span text:style-name="T18">(i.e., price targets) and stored in elasticsearch.</text:span></text:p>
      <text:p text:style-name="P35">Independent Foreclosure Review</text:p>
      <text:p text:style-name="P37">Managed client deliverables with an average development life-cycle of 2.5 throughout the project.</text:p>
      <text:p text:style-name="P31"><text:soft-page-break/><text:span text:style-name="T12">System concurrently supported </text:span><text:span text:style-name="T14">2,000</text:span><text:span text:style-name="T12">+ users </text:span><text:span text:style-name="T14">in the system with an average transaction count of 1.1 million per day.</text:span></text:p>
      <text:p text:style-name="P21">The resulting data set was used as the statistical basis for agreed financial settlement to borrowers.</text:p>
      <text:p text:style-name="P21"/>
      <text:p text:style-name="P9"><text:span text:style-name="T12">Assisted SMEs in converting legacy SAS models to R</text:span><text:span text:style-name="T15"> and </text:span><text:span text:style-name="T12">validating statistical output.</text:span></text:p>
      <text:p text:style-name="P22"/>
      <text:p text:style-name="P30">RightContent</text:p>
      <text:p text:style-name="P30"/>
      <text:p text:style-name="P23">Implemented the full specification for front-page server extensions (version 13.1) to enable native (Word) remote content authoring.</text:p>
      <text:p text:style-name="P23"/>
      <text:p text:style-name="P10"><text:span text:style-name="T12">Wrote a comprehensive functional </text:span><text:span text:style-name="T16">language</text:span><text:span text:style-name="T12"> </text:span><text:span text:style-name="T16">that enabled </text:span><text:span text:style-name="T12">an expression syntax SMEs used to migrate content between platforms.</text:span></text:p>
      <text:p text:style-name="P24"/>
      <text:p text:style-name="P25">Developed an LL parsering engine and supporting libraries for content transformation and styling.</text:p>
      <text:p text:style-name="P25"/>
      <text:p text:style-name="P26"><text:span text:style-name="T20">An experienced engineering professional with a successful track record working in the investment management industry. Successfully managed teams in a hands-on capacity at all of my previous roles after entering as an individual </text:span><text:span text:style-name="T21">contributor</text:span><text:span text:style-name="T20">.</text:span></text:p>
      <text:p text:style-name="P38"/>
      <text:p text:style-name="P26"><text:span text:style-name="T20">Holds degrees in Data Science (M.S.) and Computer Science (B.S.). Specializations in analytics, modeling, and mathematics. Enjoys solving problems, learning and teaching others.</text:span><text:span text:style-name="T22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02:57.689450958</meta:creation-date>
    <dc:date>2020-01-09T16:13:21.538546946</dc:date>
    <meta:editing-duration>PT18H19M43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444" meta:character-count="3153" meta:non-whitespace-character-count="2736"/>
  </office:meta>
</office:document-meta>
</file>